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Vera Sans Mono"/>
    </style:style>
    <style:style style:name="P2" style:family="paragraph" style:parent-style-name="Standard">
      <style:text-properties style:font-name="Bitstream Vera Sans Mono" fo:font-size="10pt" style:font-size-asian="10pt" style:font-size-complex="10pt"/>
    </style:style>
    <style:style style:name="P3" style:family="paragraph" style:parent-style-name="Standard" style:list-style-name="L1">
      <style:text-properties style:font-name="Bitstream Vera Sans Mono" fo:font-size="10pt" style:font-size-asian="10pt" style:font-size-complex="10pt"/>
    </style:style>
    <style:style style:name="P4" style:family="paragraph" style:parent-style-name="Standard" style:list-style-name="L1">
      <style:text-properties style:font-name="Bitstream Vera Sans Mono" fo:font-size="10pt" officeooo:rsid="001f7100" officeooo:paragraph-rsid="001f7100" style:font-size-asian="10pt" style:font-size-complex="10pt"/>
    </style:style>
    <style:style style:name="P5" style:family="paragraph" style:parent-style-name="Standard">
      <style:text-properties style:font-name="Bitstream Vera Sans Mono" fo:font-size="10pt" officeooo:rsid="002b738e" officeooo:paragraph-rsid="002b738e" style:font-size-asian="10pt" style:font-size-complex="10pt"/>
    </style:style>
    <style:style style:name="P6" style:family="paragraph" style:parent-style-name="Text_20_body">
      <style:text-properties style:font-name="Bitstream Vera Sans Mono" fo:font-size="10pt" officeooo:paragraph-rsid="0022bbf7" style:font-size-asian="10pt" style:font-size-complex="10pt"/>
    </style:style>
    <style:style style:name="P7" style:family="paragraph" style:parent-style-name="Text_20_body">
      <style:text-properties style:font-name="Bitstream Vera Sans Mono" fo:font-size="10pt" officeooo:rsid="002334ab" officeooo:paragraph-rsid="002334ab" style:font-size-asian="10pt" style:font-size-complex="10pt"/>
    </style:style>
    <style:style style:name="P8" style:family="paragraph" style:parent-style-name="Title">
      <style:text-properties style:font-name="Bitstream Vera Sans Mono"/>
    </style:style>
    <style:style style:name="P9" style:family="paragraph" style:parent-style-name="Heading_20_1">
      <style:text-properties style:font-name="Bitstream Vera Sans Mono"/>
    </style:style>
    <style:style style:name="P10" style:family="paragraph" style:parent-style-name="Heading_20_3">
      <style:text-properties style:font-name="Bitstream Vera Sans Mono"/>
    </style:style>
    <style:style style:name="T1" style:family="text">
      <style:text-properties officeooo:rsid="002334ab"/>
    </style:style>
    <style:style style:name="T2" style:family="text">
      <style:text-properties officeooo:rsid="0023d255"/>
    </style:style>
    <style:style style:name="T3" style:family="text">
      <style:text-properties officeooo:rsid="0025d2d1"/>
    </style:style>
    <style:style style:name="T4" style:family="text">
      <style:text-properties officeooo:rsid="0026b3f4"/>
    </style:style>
    <style:style style:name="T5" style:family="text">
      <style:text-properties officeooo:rsid="0027e9c5"/>
    </style:style>
    <style:style style:name="T6" style:family="text">
      <style:text-properties officeooo:rsid="00286c57"/>
    </style:style>
    <style:style style:name="T7" style:family="text">
      <style:text-properties officeooo:rsid="002a11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The </text:span>Singularity</text:p>
      <text:h text:style-name="P9" text:outline-level="1">What the hack is “<text:span text:style-name="T6">The </text:span>Singularity”? </text:h>
      <text:p text:style-name="P2">Long story short, it's going to be a Space Simulator. Eeehhh What? Yet another Space Simulator even though the world is full of such games? Let me explain why so here the long story :).</text:p>
      <text:p text:style-name="P2"/>
      <text:p text:style-name="P2">I have an old project called XdevL (eXtended DEVice Library) which is a platform in-depended plug-in oriented programming framework. XdevL provides a mechanism that helps you to develop projects that are heavily modular. What does that mean? For example it supports plug-ins (as shared libraries) that gives you access to Keyboard, Mouse, Joystick, Sound, OpenGL, Network etc. </text:p>
      <text:p text:style-name="P2">Because I am still developing it and I needed a huge test platform I started one of my long desired projects, a Space Simulator. More about XdevL can be found at the projects site. Let's talk about “<text:span text:style-name="T7">The </text:span>Singularity” for now.</text:p>
      <text:p text:style-name="P2"/>
      <text:list xml:id="list4349287183632831505" text:style-name="L1">
        <text:list-item>
          <text:p text:style-name="P3">Imagine you can fly wherever you want</text:p>
        </text:list-item>
        <text:list-item>
          <text:p text:style-name="P3">Be the one, the first contact</text:p>
        </text:list-item>
        <text:list-item>
          <text:p text:style-name="P3">Trade, Pirate and Negotiate</text:p>
        </text:list-item>
        <text:list-item>
          <text:p text:style-name="P4">Fly with your friends</text:p>
        </text:list-item>
        <text:list-item>
          <text:p text:style-name="P4">Build your own guilds</text:p>
        </text:list-item>
        <text:list-item>
          <text:p text:style-name="P4">Defend, Fight and Explore</text:p>
        </text:list-item>
      </text:list>
      <text:h text:style-name="P9" text:outline-level="1">Story</text:h>
      <text:p text:style-name="P6">We made it to the next step of evolution <text:span text:style-name="T5">and</text:span> <text:span text:style-name="T5">l</text:span>ike always it was an accident. At that day we found the Singularity. An abnormality in time and space that leads to other planetary system<text:span text:style-name="T5">s</text:span> <text:span text:style-name="T1">and galaxies</text:span>. We did not create it just found it <text:span text:style-name="T1">but since then we have to be prepared for the unknown.</text:span></text:p>
      <text:p text:style-name="P7">Are we prepared for the first contact? <text:span text:style-name="T5">What are we going to find? Let's get prepared together and find new worlds, civilizations and adventures. Let us follow what makes us human. The passion to explore the Unknown to the deepest edges of the universe. <text:s/></text:span></text:p>
      <text:h text:style-name="P9" text:outline-level="1">FAQ</text:h>
      <text:h text:style-name="P10" text:outline-level="3">What kind of Game is “<text:span text:style-name="T6">The </text:span>Singularity” going to be?</text:h>
      <text:p text:style-name="P2">I have to admit that I don't know it by myself. It should support some sort of procedural universe system Multi-player and Story mode and extremely full of action :D. </text:p>
      <text:p text:style-name="P1"/>
      <text:h text:style-name="P10" text:outline-level="3">Is there already something to see?</text:h>
      <text:p text:style-name="P2">Hell no :D but I am motivated so I guess soon I can put some pictures. For now I am developing the code base for it.</text:p>
      <text:p text:style-name="P1"/>
      <text:h text:style-name="P10" text:outline-level="3"><text:soft-page-break/>When is the release date?</text:h>
      <text:p text:style-name="P2">Hahahaha ... not yesterday, not now but in the future for sure ;)</text:p>
      <text:p text:style-name="P1"/>
      <text:h text:style-name="P10" text:outline-level="3">Will the game have some sort of Story?</text:h>
      <text:p text:style-name="P2">I would like to but that needs time. For the first set it will support Multi-player mode.</text:p>
      <text:p text:style-name="P1"/>
      <text:h text:style-name="P10" text:outline-level="3">Can I help somehow?</text:h>
      <text:p text:style-name="P2">Yes of course. You can help me developing XdevL, “<text:span text:style-name="T6">The </text:span>Singularity”, do some documentation, bug fixing etc. <text:span text:style-name="T2">Just give me a message to </text:span><text:a xlink:type="simple" xlink:href="mailto:yaakuro@codeposer.net"><text:span text:style-name="T2">yaakuro@codeposer.net</text:span></text:a><text:span text:style-name="T2">.</text:span></text:p>
      <text:p text:style-name="P5"/>
      <text:h text:style-name="P10" text:outline-level="3">Are there plans to make it commercial?</text:h>
      <text:p text:style-name="P2">I have diverging thoughts about that. Somehow I really like to develop this game in the next 2 years but I have to finance my family somehow and the moment I am doing a regular job. So less time to develop. Maybe if Singularity is at a stage where I can show some nice stuff I could try to apply as a <text:span text:style-name="T3">crowd funding</text:span> project. <text:span text:style-name="T4">Of course that would be awesome but maybe just a dream :)</text:span></text:p>
      <text:p text:style-name="P1"/>
      <text:h text:style-name="P10" text:outline-level="3">On which Operating System will it run?</text:h>
      <text:p text:style-name="P2">I have to admit, I love <text:span text:style-name="T4">the Unix environment. Personally I use </text:span>GNU/Linux <text:span text:style-name="T4">and</text:span> develop everything first under it but like I was saying that my intention was to create a test platform for XdevL. XdevL runs on Linux/MacOSX and Windows <text:span text:style-name="T4">so far</text:span>. Personally I have tested Singularity already on Linux and Mac so. Noooo problem I guess <text:span text:style-name="T4">to run it on Windows too </text:sp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2:56:23.202865068</meta:creation-date>
    <dc:date>2014-09-25T13:41:39.510821203</dc:date>
    <meta:editing-duration>PT2H3M34S</meta:editing-duration>
    <meta:editing-cycles>20</meta:editing-cycles>
    <meta:generator>LibreOffice/4.2.6.3$Linux_X86_64 LibreOffice_project/420m0$Build-3</meta:generator>
    <meta:document-statistic meta:table-count="0" meta:image-count="0" meta:object-count="0" meta:page-count="2" meta:paragraph-count="29" meta:word-count="577" meta:character-count="3125" meta:non-whitespace-character-count="2578"/>
  </office:meta>
</office:document-meta>
</file>